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'Segoe UI Web (West European)', 'Segoe UI', apple-system, BlinkMacSystemFont, Roboto, 'Helvetica Neue', sans-serif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fo:font-size="28pt" officeooo:rsid="0016b19a" officeooo:paragraph-rsid="0016b19a" style:font-size-asian="24.5pt" style:font-size-complex="28pt"/>
    </style:style>
    <style:style style:name="P2" style:family="paragraph" style:parent-style-name="Standard">
      <style:text-properties fo:font-size="28pt" officeooo:rsid="0016b19a" style:font-size-asian="24.5pt" style:font-size-complex="28pt"/>
    </style:style>
    <style:style style:name="P3" style:family="paragraph" style:parent-style-name="Standard">
      <style:text-properties fo:color="#000000" loext:opacity="100%" style:font-name="Liberation Serif" fo:font-size="18pt" style:font-size-asian="18pt" style:font-size-complex="18pt"/>
    </style:style>
    <style:style style:name="P4" style:family="paragraph" style:parent-style-name="Standard">
      <style:text-properties fo:color="#000000" loext:opacity="100%" style:font-name="Liberation Serif" fo:font-size="16pt" style:font-size-asian="16pt" style:font-size-complex="16pt"/>
    </style:style>
    <style:style style:name="P5" style:family="paragraph" style:parent-style-name="Standard">
      <style:text-properties style:use-window-font-color="true" loext:opacity="0%" style:font-name="Arial Rounded MT Bold" fo:font-size="16pt" officeooo:rsid="0018b430" officeooo:paragraph-rsid="0019e4a6" fo:background-color="transparent" style:font-size-asian="16pt" style:font-size-complex="16pt"/>
    </style:style>
    <style:style style:name="P6" style:family="paragraph" style:parent-style-name="Standard">
      <style:text-properties style:use-window-font-color="true" loext:opacity="0%" style:font-name="Arial Rounded MT Bold" fo:font-size="16pt" officeooo:paragraph-rsid="001807da" fo:background-color="transparent" style:font-size-asian="16pt" style:font-size-complex="16pt"/>
    </style:style>
    <style:style style:name="P7" style:family="paragraph" style:parent-style-name="Standard">
      <style:text-properties style:use-window-font-color="true" loext:opacity="0%" style:font-name="Arial Rounded MT Bold" fo:font-size="16pt" officeooo:paragraph-rsid="0019e4a6" fo:background-color="transparent" style:font-size-asian="16pt" style:font-size-complex="16pt"/>
    </style:style>
    <style:style style:name="P8" style:family="paragraph" style:parent-style-name="Standard">
      <style:text-properties style:use-window-font-color="true" loext:opacity="0%" style:font-name="Arial Rounded MT Bold" fo:font-size="16pt" fo:font-style="normal" fo:font-weight="normal" officeooo:rsid="0019e4a6" officeooo:paragraph-rsid="0019e4a6" fo:background-color="transparent" style:font-size-asian="16pt" style:font-style-asian="normal" style:font-weight-asian="normal" style:font-size-complex="16pt"/>
    </style:style>
    <style:style style:name="P9" style:family="paragraph" style:parent-style-name="Standard">
      <style:text-properties style:use-window-font-color="true" loext:opacity="0%" style:font-name="Arial Rounded MT Bold" fo:font-size="16pt" fo:font-style="normal" fo:font-weight="normal" officeooo:rsid="001a27df" officeooo:paragraph-rsid="001a27df" fo:background-color="transparent" style:font-size-asian="16pt" style:font-style-asian="normal" style:font-weight-asian="normal" style:font-size-complex="16pt"/>
    </style:style>
    <style:style style:name="P10" style:family="paragraph" style:parent-style-name="Standard">
      <style:text-properties style:use-window-font-color="true" loext:opacity="0%" style:font-name="Arial Rounded MT Bold" fo:font-size="16pt" fo:font-style="normal" fo:font-weight="normal" officeooo:rsid="001a27df" officeooo:paragraph-rsid="001ae663" fo:background-color="transparent" style:font-size-asian="16pt" style:font-style-asian="normal" style:font-weight-asian="normal" style:font-size-complex="16pt"/>
    </style:style>
    <style:style style:name="P11" style:family="paragraph" style:parent-style-name="Standard">
      <style:text-properties style:use-window-font-color="true" loext:opacity="0%" style:font-name="Arial Rounded MT Bold" fo:font-size="16pt" fo:font-style="normal" fo:font-weight="normal" officeooo:rsid="001ae663" officeooo:paragraph-rsid="001ae663" fo:background-color="transparent" style:font-size-asian="16pt" style:font-style-asian="normal" style:font-weight-asian="normal" style:font-size-complex="16pt"/>
    </style:style>
    <style:style style:name="P12" style:family="paragraph" style:parent-style-name="Standard">
      <style:text-properties style:use-window-font-color="true" loext:opacity="0%" style:font-name="Arial Rounded MT Bold" fo:font-size="16pt" officeooo:rsid="0019e4a6" officeooo:paragraph-rsid="0019e4a6" fo:background-color="#ffff00" style:font-size-asian="16pt" style:font-size-complex="16pt"/>
    </style:style>
    <style:style style:name="P13" style:family="paragraph" style:parent-style-name="Standard">
      <style:text-properties fo:color="#000000" loext:opacity="100%" style:font-name="Arial Rounded MT Bold" fo:font-size="16pt" officeooo:rsid="0016b19a" officeooo:paragraph-rsid="0016b19a" style:font-size-asian="16pt" style:font-size-complex="16pt"/>
    </style:style>
    <style:style style:name="P14" style:family="paragraph" style:parent-style-name="Standard">
      <style:paragraph-properties>
        <style:tab-stops>
          <style:tab-stop style:position="3.201cm"/>
        </style:tab-stops>
      </style:paragraph-properties>
      <style:text-properties fo:color="#000000" loext:opacity="100%" style:font-name="Arial Rounded MT Bold" fo:font-size="16pt" officeooo:rsid="0016b19a" officeooo:paragraph-rsid="0016b19a" style:font-size-asian="16pt" style:font-size-complex="16pt"/>
    </style:style>
    <style:style style:name="P15" style:family="paragraph" style:parent-style-name="Standard">
      <style:text-properties fo:color="#000000" loext:opacity="100%" style:font-name="Arial Rounded MT Bold" fo:font-size="16pt" officeooo:rsid="001807da" officeooo:paragraph-rsid="001807da" style:font-size-asian="16pt" style:font-size-complex="16pt"/>
    </style:style>
    <style:style style:name="P16" style:family="paragraph" style:parent-style-name="Standard">
      <style:text-properties fo:color="#000000" loext:opacity="100%" style:font-name="Arial Rounded MT Bold" fo:font-size="16pt" style:font-size-asian="16pt" style:font-size-complex="16pt"/>
    </style:style>
    <style:style style:name="P17" style:family="paragraph" style:parent-style-name="Standard">
      <style:text-properties fo:color="#000000" loext:opacity="100%" style:font-name="Arial Rounded MT Bold" fo:font-size="16pt" officeooo:paragraph-rsid="001807da" style:font-size-asian="16pt" style:font-size-complex="16pt"/>
    </style:style>
    <style:style style:name="P18" style:family="paragraph" style:parent-style-name="Standard">
      <style:text-properties fo:color="#000000" loext:opacity="100%" style:font-name="Arial Rounded MT Bold" fo:font-size="16pt" officeooo:rsid="0018b430" officeooo:paragraph-rsid="0018b430" style:font-size-asian="16pt" style:font-size-complex="16pt"/>
    </style:style>
    <style:style style:name="P19" style:family="paragraph" style:parent-style-name="Standard">
      <style:text-properties fo:color="#000000" loext:opacity="100%" style:font-name="Arial Rounded MT Bold" fo:font-size="16pt" officeooo:rsid="0018b430" officeooo:paragraph-rsid="0019e4a6" style:font-size-asian="16pt" style:font-size-complex="16pt"/>
    </style:style>
    <style:style style:name="P20" style:family="paragraph" style:parent-style-name="Standard">
      <style:text-properties fo:color="#000000" loext:opacity="100%" style:font-name="Arial Rounded MT Bold" fo:font-size="16pt" fo:font-style="normal" fo:font-weight="normal" officeooo:rsid="001807da" officeooo:paragraph-rsid="001807da" style:font-size-asian="16pt" style:font-style-asian="normal" style:font-weight-asian="normal" style:font-size-complex="16pt"/>
    </style:style>
    <style:style style:name="P21" style:family="paragraph" style:parent-style-name="Standard">
      <style:text-properties fo:color="#000000" loext:opacity="100%" style:font-name="Arial Rounded MT Bold" fo:font-size="16pt" officeooo:rsid="001807da" officeooo:paragraph-rsid="001807da" fo:background-color="transparent" style:font-size-asian="16pt" style:font-size-complex="16pt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 Rounded MT Bold" fo:font-size="16pt" style:font-size-asian="16pt" style:font-size-complex="16pt"/>
    </style:style>
    <style:style style:name="P23" style:family="paragraph" style:parent-style-name="Standard">
      <style:text-properties style:font-name="Arial Rounded MT Bold" fo:font-size="16pt" officeooo:paragraph-rsid="001a27df" style:font-size-asian="16pt" style:font-size-complex="16pt"/>
    </style:style>
    <style:style style:name="P24" style:family="paragraph" style:parent-style-name="Standard">
      <style:text-properties fo:font-variant="normal" fo:text-transform="none" fo:color="#201f1e" loext:opacity="100%" style:font-name="Arial Rounded MT Bold" fo:font-size="16pt" fo:letter-spacing="normal" fo:font-style="normal" fo:font-weight="normal" fo:background-color="transparent" style:font-size-asian="16pt" style:font-size-complex="16pt" loext:padding="0cm" loext:border="none"/>
    </style:style>
    <style:style style:name="P2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01f1e" loext:opacity="100%" style:font-name="Arial Rounded MT Bold" fo:font-size="16pt" fo:letter-spacing="normal" fo:font-style="normal" fo:font-weight="normal" style:font-size-asian="16pt" style:font-size-complex="16pt" loext:padding="0cm" loext:border="none"/>
    </style:style>
    <style:style style:name="T1" style:family="text">
      <style:text-properties officeooo:rsid="001807da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officeooo:rsid="001807da" style:font-style-asian="normal" style:font-weight-asian="normal"/>
    </style:style>
    <style:style style:name="T4" style:family="text">
      <style:text-properties fo:font-style="normal" fo:font-weight="normal" officeooo:rsid="0019e4a6" style:font-style-asian="normal" style:font-weight-asian="normal"/>
    </style:style>
    <style:style style:name="T5" style:family="text">
      <style:text-properties fo:font-style="normal" fo:font-weight="normal" fo:background-color="transparent" loext:char-shading-value="0" style:font-style-asian="normal" style:font-weight-asian="normal"/>
    </style:style>
    <style:style style:name="T6" style:family="text">
      <style:text-properties fo:font-style="normal" fo:font-weight="normal" officeooo:rsid="001a27df" fo:background-color="transparent" loext:char-shading-value="0" style:font-style-asian="normal" style:font-weight-asian="normal"/>
    </style:style>
    <style:style style:name="T7" style:family="text">
      <style:text-properties style:use-window-font-color="true" loext:opacity="0%" style:font-name="Liberation Sans" fo:font-size="18pt" fo:font-style="normal" fo:font-weight="normal" officeooo:rsid="001a27df" fo:background-color="transparent" loext:char-shading-value="0" style:font-size-asian="18pt" style:font-style-asian="normal" style:font-weight-asian="normal" style:font-size-complex="18pt"/>
    </style:style>
    <style:style style:name="T8" style:family="text">
      <style:text-properties style:use-window-font-color="true" loext:opacity="0%" style:font-name="JetBrains Mono" fo:font-size="18pt" fo:font-style="normal" fo:font-weight="normal" fo:background-color="transparent" loext:char-shading-value="0" style:font-size-asian="18pt" style:font-style-asian="normal" style:font-weight-asian="normal" style:font-size-complex="18pt"/>
    </style:style>
    <style:style style:name="T9" style:family="text">
      <style:text-properties style:use-window-font-color="true" loext:opacity="0%" fo:font-size="18pt" fo:font-style="normal" fo:font-weight="normal" fo:background-color="transparent" loext:char-shading-value="0" style:font-size-asian="18pt" style:font-style-asian="normal" style:font-weight-asian="normal" style:font-size-complex="18pt"/>
    </style:style>
    <style:style style:name="T10" style:family="text">
      <style:text-properties style:use-window-font-color="true" loext:opacity="0%" fo:font-size="18pt" fo:font-style="normal" fo:font-weight="normal" officeooo:rsid="001a27df" fo:background-color="transparent" loext:char-shading-value="0" style:font-size-asian="18pt" style:font-style-asian="normal" style:font-weight-asian="normal" style:font-size-complex="18pt"/>
    </style:style>
    <style:style style:name="T11" style:family="text">
      <style:text-properties style:use-window-font-color="true" loext:opacity="0%" fo:font-style="normal" fo:font-weight="normal" fo:background-color="transparent" loext:char-shading-value="0" style:font-style-asian="normal" style:font-weight-asian="normal"/>
    </style:style>
    <style:style style:name="T12" style:family="text">
      <style:text-properties style:use-window-font-color="true" loext:opacity="0%" fo:font-style="normal" fo:font-weight="normal" officeooo:rsid="001a27df" fo:background-color="transparent" loext:char-shading-value="0" style:font-style-asian="normal" style:font-weight-asian="normal"/>
    </style:style>
    <style:style style:name="T13" style:family="text">
      <style:text-properties fo:font-size="18pt" fo:font-style="normal" fo:font-weight="normal" style:font-size-asian="18pt" style:font-style-asian="normal" style:font-weight-asian="normal" style:font-size-complex="18pt"/>
    </style:style>
    <style:style style:name="T14" style:family="text">
      <style:text-properties fo:font-size="18pt" fo:font-style="normal" fo:font-weight="normal" officeooo:rsid="0019e4a6" style:font-size-asian="18pt" style:font-style-asian="normal" style:font-weight-asian="normal" style:font-size-complex="18pt"/>
    </style:style>
    <style:style style:name="T15" style:family="text">
      <style:text-properties officeooo:rsid="001ae663"/>
    </style:style>
    <style:style style:name="T16" style:family="text">
      <style:text-properties fo:font-variant="normal" fo:text-transform="none" fo:color="#201f1e" loext:opacity="100%" style:font-name="Segoe UI1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201f1e" loext:opacity="100%" style:font-name="Segoe UI1" fo:letter-spacing="normal" fo:font-style="normal" fo:font-weight="normal" officeooo:rsid="001ce165" loext:padding="0cm" loext:border="none"/>
    </style:style>
    <style:style style:name="T18" style:family="text">
      <style:text-properties fo:font-variant="normal" fo:text-transform="none" fo:color="#201f1e" loext:opacity="100%" fo:letter-spacing="normal" loext:padding="0cm" loext:border="none"/>
    </style:style>
    <style:style style:name="T19" style:family="text">
      <style:text-properties fo:font-variant="normal" fo:text-transform="none" fo:color="#201f1e" loext:opacity="100%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201f1e" loext:opacity="100%" fo:letter-spacing="normal" fo:font-style="normal" fo:font-weight="normal" officeooo:rsid="001ce165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de salle math=1020</text:p>
      <text:p text:style-name="P13"/>
      <text:p text:style-name="P13">Une entreprise fabrique chaque jour x objets avec x[0;60]. Le coût total de production de ces objets, exprimés en euros, est donné par:</text:p>
      <text:p text:style-name="P13">C(x)=x²-20x+200.</text:p>
      <text:p text:style-name="P13">Calculer le nombre d'objets fabriqués correspondant à un coût de 500 euros.</text:p>
      <text:p text:style-name="P13">S=30</text:p>
      <text:p text:style-name="P13"/>
      <text:p text:style-name="P14">En utilisant que des aditions, comment on aditione des 8 pour obtenir 1000?</text:p>
      <text:p text:style-name="P13">S=888+88+8+8+8</text:p>
      <text:p text:style-name="P13"/>
      <text:p text:style-name="P13">si 2=4</text:p>
      <text:p text:style-name="P13">3=5</text:p>
      <text:p text:style-name="P13">4=6</text:p>
      <text:p text:style-name="P13">5=4</text:p>
      <text:p text:style-name="P13">alors,6= ?</text:p>
      <text:p text:style-name="P13">S=3</text:p>
      <text:p text:style-name="P13"/>
      <text:p text:style-name="P13">soit la suite (Un) définie par U0=-3 et Un appartient a N, Un+1=(1/2)Un+4.</text:p>
      <text:p text:style-name="P13">1-étudier les variations de cette suite.</text:p>
      <text:p text:style-name="P13">S=strictement croissante</text:p>
      <text:p text:style-name="P13"/>
      <text:p text:style-name="P13"/>
      <text:p text:style-name="P15">réponse accueille code=3142</text:p>
      <text:p text:style-name="P13">fleur</text:p>
      <text:p text:style-name="P13">S=tulipe</text:p>
      <text:p text:style-name="P13"/>
      <text:p text:style-name="P13">J’ai des citées mais pas des maisons, j’ai des montagnes mais pas d’arbres, j’ai de l’eau mais pas de poissons, qui suis-je ?</text:p>
      <text:p text:style-name="P13">S=une carte</text:p>
      <text:p text:style-name="P13"/>
      <text:p text:style-name="P15">Salle Nsi code=4209</text:p>
      <text:p text:style-name="P15"/>
      <text:p text:style-name="P15">-ETEZ VOUS UN ROBOT réponse : oui</text:p>
      <text:p text:style-name="P16"/>
      <text:p text:style-name="P15"><text:soft-page-break/>-Cliquer : cliquer 163 <text:tab/></text:p>
      <text:p text:style-name="P15"/>
      <text:p text:style-name="P15">-Tableau : réponse <text:tab/></text:p>
      <text:p text:style-name="P17"><text:span text:style-name="T1">1-</text:span><text:span text:style-name="T2">linéaire</text:span></text:p>
      <text:p text:style-name="P17"><text:span text:style-name="T1">2-</text:span><text:span text:style-name="T2">quadratique</text:span></text:p>
      <text:p text:style-name="P17"><text:span text:style-name="T1">3-</text:span><text:span text:style-name="T2">cubiqu</text:span><text:span text:style-name="T3">e</text:span></text:p>
      <text:p text:style-name="P15">4- <text:span text:style-name="T2">logarithmique</text:span></text:p>
      <text:p text:style-name="P20"/>
      <text:p text:style-name="P15">Salle des prof<text:tab/> code=3246</text:p>
      <text:p text:style-name="P18"/>
      <text:p text:style-name="P19">-Vous voyez un œuf mollet sur la table et vous vous demandez combien de temps il a fallu pour le cuire </text:p>
      <text:p text:style-name="P5">réponse : 6min </text:p>
      <text:p text:style-name="P6"><text:span text:style-name="T2">-</text:span><text:span text:style-name="T4">Une feuille blanche avec une question de votre professeur de physique (un peu blagueur) se présente devant vous</text:span></text:p>
      <text:p text:style-name="P8">Qu’est-ce qu’un trou noir ?</text:p>
      <text:p text:style-name="P7"><text:span text:style-name="T4">Réponse: </text:span><text:span text:style-name="T2">l'inverse d'un trou noir</text:span></text:p>
      <text:p text:style-name="P8"/>
      <text:p text:style-name="P8">Salle supercalculateur : <text:s/><text:span text:style-name="T15">code = 9279</text:span></text:p>
      <text:p text:style-name="P12"><text:span text:style-name="T5">- </text:span><text:span text:style-name="T6">vous êtes sur la lune et vous jetez une pierre et une plume ,lequel des deux objet touchera le sol en premier ?</text:span></text:p>
      <text:p text:style-name="P23"><text:span text:style-name="T12">Réponse : </text:span><text:span text:style-name="T11">les deux</text:span></text:p>
      <text:p text:style-name="P12"><text:span text:style-name="T5">-</text:span><text:span text:style-name="T6">pourquoi on peut diviser par 0 ?</text:span></text:p>
      <text:p text:style-name="P9">Réponse :ERRO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salle histoire geo <text:s/>code </text:p>
      <text:p text:style-name="P10"/>
      <text:p text:style-name="P10"/>
      <text:p text:style-name="P10">Combien de temps a duré la Guerre de Cent ans? <text:line-break/>Quelle est la capitale du Honduras?<text:line-break/>Qui était le 44ème président des États-Unis?<text:line-break/>A l’aide de la carte citez moi le plus petit pays d’Europe.<text:line-break/>Les réponses c’est: <text:line-break/><text:soft-page-break/>116 ans<text:line-break/>Tegucigalpa <text:line-break/>Barack Obama<text:line-break/>le Vatican</text:p>
      <text:p text:style-name="P9"/>
      <text:p text:style-name="P21"/>
      <text:p text:style-name="P24"><text:span text:style-name="T15">salle anglais</text:span>: <text:span text:style-name="T15">code =8339</text:span></text:p>
      <text:p text:style-name="P25"/>
      <text:p text:style-name="P22"><text:span text:style-name="T18">•</text:span><text:span text:style-name="T19">How many desks are there on this floor ?</text:span><text:line-break/><text:span text:style-name="T19">--&gt;55</text:span><text:line-break/><text:line-break/><text:span text:style-name="T18">•</text:span><text:span text:style-name="T19">Quelle est la bonne traduction ?</text:span><text:line-break/><text:span text:style-name="T19">--&gt; je suis </text:span><text:span text:style-name="T20">r</text:span><text:span text:style-name="T19">empli de détermination</text:span><text:line-break/><text:line-break/><text:span text:style-name="T18">•</text:span><text:span text:style-name="T19">What's the universe ?</text:span><text:line-break/><text:span text:style-name="T19">--&gt;42</text:span> 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'Segoe UI Web (West European)', 'Segoe UI', apple-system, BlinkMacSystemFont, Roboto, 'Helvetica Neue', sans-serif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00:32:25.081000000</dc:date>
    <meta:editing-duration>PT35M2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44" meta:word-count="319" meta:character-count="1808" meta:non-whitespace-character-count="1522"/>
  </office:meta>
</office:document-meta>
</file>